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page-number="1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3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itches love my switches .com</text:p>
      <text:p text:style-name="P2">Metal, 16mm</text:p>
      <text:p text:style-name="Normal">Valores: 1K - 1M, A y B</text:p>
      <text:p text:style-name="Normal">Precio: 10-24: .72$</text:p>
      <text:p text:style-name="Normal">Marca: ???</text:p>
      <text:p text:style-name="Normal"><text:a xlink:href="http://www.bitcheslovemyswitches.com/#!/16mm-Knurled-Shaft-Potentiometer/p/56026223/category=0" office:target-frame-name="_top" xlink:show="replace"><text:span text:style-name="T3">http://www.bitcheslovemyswitches.com/#!/16mm-Knurled-Shaft-Potentiometer/p/56026223/category=0</text:span></text:a></text:p>
      <text:p text:style-name="Normal"/>
      <text:p text:style-name="Normal">mouser.es</text:p>
      <text:p text:style-name="Normal">Metal, 16mm</text:p>
      <text:p text:style-name="Normal">Marca: Alpha</text:p>
      <text:p text:style-name="Normal">Precio: aprox. 1€</text:p>
      <text:p text:style-name="Normal"><text:a xlink:href="http://www.mouser.es/Passive-Components/Potentiometers-Trimmers-Rheostats/Potentiometers/_/N-9q0yp?P=1yzxmtk&amp;Keyword=184223688&amp;Ns=Shaft+Diameter%7C1&amp;FS=True&amp;Ntk=P_MarCom" office:target-frame-name="_top" xlink:show="replace"><text:span text:style-name="T4">http://www.mouser.es/Passive-Components/Potentiometers-Trimmers-Rheostats/Potentiometers/_/N-9q0yp?P=1yzxmtk&amp;Keyword=184223688&amp;Ns=Shaft+Diameter|1&amp;FS=True&amp;Ntk=P_MarCom</text:span></text:a></text:p>
      <text:p text:style-name="Normal"/>
      <text:p text:style-name="Normal">digikey.es</text:p>
      <text:p text:style-name="Normal">Plástico, PC mounted: 1.17€</text:p>
      <text:p text:style-name="Normal">Tabla precios:</text:p>
      <text:p text:style-name="Normal"><text:a xlink:href="http://www.digikey.es/product-search/en/potentiometers-variable-resistors/rotary-potentiometers-rheostats/263488" office:target-frame-name="_top" xlink:show="replace"><text:span text:style-name="T5">http://www.digikey.es/product-search/en/potentiometers-variable-resistors/r</text:span><text:span text:style-name="T6">otary-potentiometers-rheostats/263488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rge</meta:initial-creator>
    <dc:creator>Jorge</dc:creator>
    <meta:creation-date>2016-11-10T12:26:00Z</meta:creation-date>
    <dc:date>2016-11-10T12:26:00Z</dc:date>
    <meta:template xlink:href="Normal.dotm" xlink:type="simple"/>
    <meta:editing-cycles>2</meta:editing-cycles>
    <meta:editing-duration>PT0S</meta:editing-duration>
    <meta:document-statistic meta:page-count="1" meta:paragraph-count="2" meta:word-count="157" meta:character-count="1020" meta:row-count="7" meta:non-whitespace-character-count="865"/>
  </office:meta>
</office:document-meta>
</file>